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1400000201774D0BBF142F3B3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018cm" table:align="left" style:writing-mode="lr-tb"/>
    </style:style>
    <style:style style:name="Tabla1.A" style:family="table-column">
      <style:table-column-properties style:column-width="4.602cm"/>
    </style:style>
    <style:style style:name="Tabla1.B" style:family="table-column">
      <style:table-column-properties style:column-width="11.416cm"/>
    </style:style>
    <style:style style:name="Tabla1.1" style:family="table-row">
      <style:table-row-properties style:min-row-height="1.429cm" fo:keep-together="auto"/>
    </style:style>
    <style:style style:name="Tabla1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top" fo:padding="0.097cm" fo:border="none" style:writing-mode="lr-tb"/>
    </style:style>
    <style:style style:name="Tabla1.3" style:family="table-row">
      <style:table-row-properties style:min-row-height="19.408cm" fo:keep-together="auto"/>
    </style:style>
    <style:style style:name="Tabla1.A3" style:family="table-cell">
      <style:table-cell-properties style:vertical-align="top" fo:background-color="#eeeeee" fo:padding="0.097cm" fo:border="0.1pt solid #000000" style:writing-mode="lr-tb">
        <style:background-image/>
      </style:table-cell-properties>
    </style:style>
    <style:style style:name="P1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P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P3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P4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_20__28_user_29_">
      <style:paragraph-properties style:snap-to-layout-grid="false"/>
    </style:style>
    <style:style style:name="P6" style:family="paragraph" style:parent-style-name="Table_20_Contents_20__28_user_29_">
      <style:paragraph-properties style:snap-to-layout-grid="false"/>
      <style:text-properties fo:font-size="6pt" style:font-size-asian="6pt" style:font-size-complex="6pt"/>
    </style:style>
    <style:style style:name="P7" style:family="paragraph" style:parent-style-name="Table_20_Contents_20__28_user_29_">
      <style:paragraph-properties fo:margin-left="1.27cm" fo:margin-right="0.953cm" fo:text-align="start" style:justify-single-word="false" fo:orphans="2" fo:widows="2" fo:hyphenation-ladder-count="no-limit" fo:text-indent="0cm" style:auto-text-indent="false" text:number-lines="false" text:line-number="0" style:writing-mode="lr-tb"/>
      <style:text-properties fo:font-size="6pt" fo:font-weight="bold" style:font-size-asian="6pt" style:font-weight-asian="bold" style:font-size-complex="6pt" style:font-weight-complex="bold" fo:hyphenate="false" fo:hyphenation-remain-char-count="2" fo:hyphenation-push-char-count="2"/>
    </style:style>
    <style:style style:name="P8" style:family="paragraph" style:parent-style-name="Table_20_Contents_20__28_user_29_">
      <style:paragraph-properties fo:margin-left="1.27cm" fo:margin-right="0.953cm" fo:text-align="start" style:justify-single-word="false" fo:orphans="2" fo:widows="2" fo:hyphenation-ladder-count="no-limit" fo:text-indent="0cm" style:auto-text-indent="false" text:number-lines="false" text:line-number="0" style:snap-to-layout-grid="false" style:writing-mode="lr-tb"/>
      <style:text-properties fo:font-size="6pt" fo:font-weight="bold" style:font-size-asian="6pt" style:font-weight-asian="bold" style:font-size-complex="6pt" style:font-weight-complex="bold" fo:hyphenate="false" fo:hyphenation-remain-char-count="2" fo:hyphenation-push-char-count="2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Standard">
      <style:paragraph-properties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11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P14" style:family="paragraph" style:parent-style-name="Standard" style:master-page-name="Standard">
      <style:paragraph-properties style:page-number="auto"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1017a6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Fitxer SQL:</text:p>
          </table:table-cell>
          <table:table-cell table:style-name="Tabla1.B1" office:value-type="string">
            <text:p text:style-name="P5"/>
          </table:table-cell>
        </table:table-row>
        <table:table-row table:style-name="Tabla1.2">
          <table:table-cell table:style-name="Tabla1.A2" table:number-columns-spanned="2" office:value-type="string">
            <text:p text:style-name="P6"/>
          </table:table-cell>
          <table:covered-table-cell/>
        </table:table-row>
        <table:table-row table:style-name="Tabla1.3">
          <table:table-cell table:style-name="Tabla1.A3" table:number-columns-spanned="2" office:value-type="string">
            <text:p text:style-name="P8"/>
            <text:p text:style-name="P7">-- phpMyAdmin SQL Dump</text:p>
            <text:p text:style-name="P7">-- version 4.6.6deb5</text:p>
            <text:p text:style-name="P7">-- https://www.phpmyadmin.net/</text:p>
            <text:p text:style-name="P7">--</text:p>
            <text:p text:style-name="P7">-- Servidor: localhost:3306</text:p>
            <text:p text:style-name="P7">-- Tiempo de generación: 26-11-2018 a las 16:29:23</text:p>
            <text:p text:style-name="P7">-- Versión del servidor: 10.1.34-MariaDB-0ubuntu0.18.04.1</text:p>
            <text:p text:style-name="P7">-- Versión de PHP: 7.2.10-0ubuntu0.18.04.1</text:p>
            <text:p text:style-name="P7"/>
            <text:p text:style-name="P7">SET SQL_MODE = "NO_AUTO_VALUE_ON_ZERO";</text:p>
            <text:p text:style-name="P7">SET time_zone = "+00:00";</text:p>
            <text:p text:style-name="P7"/>
            <text:p text:style-name="P7"/>
            <text:p text:style-name="P7">/*!40101 SET @OLD_CHARACTER_SET_CLIENT=@@CHARACTER_SET_CLIENT */;</text:p>
            <text:p text:style-name="P7">/*!40101 SET @OLD_CHARACTER_SET_RESULTS=@@CHARACTER_SET_RESULTS */;</text:p>
            <text:p text:style-name="P7">/*!40101 SET @OLD_COLLATION_CONNECTION=@@COLLATION_CONNECTION */;</text:p>
            <text:p text:style-name="P7">/*!40101 SET NAMES utf8mb4 */;</text:p>
            <text:p text:style-name="P7"/>
            <text:p text:style-name="P7">--</text:p>
            <text:p text:style-name="P7">-- Base de datos: `mallorcaRent`</text:p>
            <text:p text:style-name="P7">--</text:p>
            <text:p text:style-name="P7"/>
            <text:p text:style-name="P7">-- --------------------------------------------------------</text:p>
            <text:p text:style-name="P7"/>
            <text:p text:style-name="P7">--</text:p>
            <text:p text:style-name="P7">-- Estructura de tabla para la tabla `allotjament`</text:p>
            <text:p text:style-name="P7">--</text:p>
            <text:p text:style-name="P7"/>
            <text:p text:style-name="P7">CREATE TABLE `allotjament` (</text:p>
            <text:p text:style-name="P7"><text:s text:c="2"/>`nom_comercial` varchar(50) DEFAULT NULL,</text:p>
            <text:p text:style-name="P7"><text:s text:c="2"/>`numero_registre` int(11) NOT NULL,</text:p>
            <text:p text:style-name="P7"><text:s text:c="2"/>`descripcio_cat` text,</text:p>
            <text:p text:style-name="P7"><text:s text:c="2"/>`descripcio_esp` text,</text:p>
            <text:p text:style-name="P7"><text:s text:c="2"/>`descripcio_eng` text,</text:p>
            <text:p text:style-name="P7"><text:s text:c="2"/>`municipi` varchar(50) DEFAULT NULL,</text:p>
            <text:p text:style-name="P7"><text:s text:c="2"/>`adreca` varchar(100) DEFAULT NULL,</text:p>
            <text:p text:style-name="P7"><text:s text:c="2"/>`tipus_allotjament` int(11) DEFAULT NULL,</text:p>
            <text:p text:style-name="P7"><text:s text:c="2"/>`tipus_vacances` int(11) DEFAULT NULL,</text:p>
            <text:p text:style-name="P7"><text:s text:c="2"/>`categoria` varchar(50) DEFAULT NULL,</text:p>
            <text:p text:style-name="P7"><text:s text:c="2"/>`num_persones` int(11) DEFAULT NULL,</text:p>
            <text:p text:style-name="P7"><text:s text:c="2"/>`habitacions` int(11) DEFAULT NULL,</text:p>
            <text:p text:style-name="P7"><text:s text:c="2"/>`llits` int(11) DEFAULT NULL,</text:p>
            <text:p text:style-name="P7"><text:s text:c="2"/>`banys` int(11) DEFAULT NULL,</text:p>
            <text:p text:style-name="P7"><text:s text:c="2"/>`propietari` varchar(50) DEFAULT NULL,</text:p>
            <text:p text:style-name="P7"><text:s text:c="2"/>`serveis` int(11) DEFAULT NULL</text:p>
            <text:p text:style-name="P7">) ENGINE=InnoDB DEFAULT CHARSET=utf8mb4;</text:p>
            <text:p text:style-name="P7"/>
            <text:p text:style-name="P7">-- --------------------------------------------------------</text:p>
            <text:p text:style-name="P7"/>
            <text:p text:style-name="P7">--</text:p>
            <text:p text:style-name="P7">-- Estructura de tabla para la tabla `comentaris`</text:p>
            <text:p text:style-name="P7">--</text:p>
            <text:p text:style-name="P7"/>
            <text:p text:style-name="P7">CREATE TABLE `comentaris` (</text:p>
            <text:p text:style-name="P7"><text:s text:c="2"/>`usuari` varchar(50) NOT NULL,</text:p>
            <text:p text:style-name="P7"><text:s text:c="2"/>`allotjament` int(11) NOT NULL,</text:p>
            <text:p text:style-name="P7"><text:s text:c="2"/>`comentari` text,</text:p>
            <text:p text:style-name="P7"><text:s text:c="2"/>`data` date DEFAULT NULL,</text:p>
            <text:p text:style-name="P7"><text:s text:c="2"/>`hora` time DEFAULT NULL</text:p>
            <text:p text:style-name="P7">) ENGINE=InnoDB DEFAULT CHARSET=utf8mb4;</text:p>
            <text:p text:style-name="P7"/>
            <text:p text:style-name="P7">-- --------------------------------------------------------</text:p>
            <text:p text:style-name="P7"/>
            <text:p text:style-name="P7">--</text:p>
            <text:p text:style-name="P7">-- Estructura de tabla para la tabla `fotografia`</text:p>
            <text:p text:style-name="P7">--</text:p>
            <text:p text:style-name="P7"/>
            <text:p text:style-name="P7">CREATE TABLE `fotografia` (</text:p>
            <text:p text:style-name="P7"><text:s text:c="2"/>`num_registre` int(11) NOT NULL,</text:p>
            <text:p text:style-name="P7"><text:s text:c="2"/>`nom` varchar(50) DEFAULT NULL</text:p>
            <text:p text:style-name="P7">) ENGINE=InnoDB DEFAULT CHARSET=utf8mb4;</text:p>
            <text:p text:style-name="P7"/>
            <text:p text:style-name="P7">-- --------------------------------------------------------</text:p>
            <text:p text:style-name="P7"/>
            <text:p text:style-name="P7">--</text:p>
            <text:p text:style-name="P7">-- Estructura de tabla para la tabla `municipi`</text:p>
            <text:p text:style-name="P7">--</text:p>
            <text:p text:style-name="P7"/>
            <text:p text:style-name="P7">CREATE TABLE `municipi` (</text:p>
            <text:p text:style-name="P7"><text:s text:c="2"/>`poble` varchar(50) NOT NULL,</text:p>
            <text:p text:style-name="P7"><text:s text:c="2"/>`illa` varchar(50) DEFAULT NULL</text:p>
            <text:p text:style-name="P7">) ENGINE=InnoDB DEFAULT CHARSET=utf8mb4;</text:p>
            <text:p text:style-name="P7"/>
            <text:p text:style-name="P7"><text:soft-page-break/>-- --------------------------------------------------------</text:p>
            <text:p text:style-name="P7"/>
            <text:p text:style-name="P7">--</text:p>
            <text:p text:style-name="P7">-- Estructura de tabla para la tabla `preus`</text:p>
            <text:p text:style-name="P7">--</text:p>
            <text:p text:style-name="P7"/>
            <text:p text:style-name="P7">CREATE TABLE `preus` (</text:p>
            <text:p text:style-name="P7"><text:s text:c="2"/>`categoria` varchar(50) NOT NULL,</text:p>
            <text:p text:style-name="P7"><text:s text:c="2"/>`temporadaA` varchar(10) DEFAULT NULL,</text:p>
            <text:p text:style-name="P7"><text:s text:c="2"/>`preuA` double DEFAULT NULL,</text:p>
            <text:p text:style-name="P7"><text:s text:c="2"/>`temporadaB` varchar(10) DEFAULT NULL,</text:p>
            <text:p text:style-name="P7"><text:s text:c="2"/>`preuB` double DEFAULT NULL</text:p>
            <text:p text:style-name="P7">) ENGINE=InnoDB DEFAULT CHARSET=utf8mb4;</text:p>
            <text:p text:style-name="P7"/>
            <text:p text:style-name="P7">-- --------------------------------------------------------</text:p>
            <text:p text:style-name="P7"/>
            <text:p text:style-name="P7">--</text:p>
            <text:p text:style-name="P7">-- Estructura de tabla para la tabla `reserves`</text:p>
            <text:p text:style-name="P7">--</text:p>
            <text:p text:style-name="P7"/>
            <text:p text:style-name="P7">CREATE TABLE `reserves` (</text:p>
            <text:p text:style-name="P7"><text:s text:c="2"/>`allotjament` int(11) NOT NULL,</text:p>
            <text:p text:style-name="P7"><text:s text:c="2"/>`client` varchar(50) NOT NULL,</text:p>
            <text:p text:style-name="P7"><text:s text:c="2"/>`entrada` date DEFAULT NULL,</text:p>
            <text:p text:style-name="P7"><text:s text:c="2"/>`sortida` date DEFAULT NULL,</text:p>
            <text:p text:style-name="P7"><text:s text:c="2"/>`preu` double DEFAULT NULL,</text:p>
            <text:p text:style-name="P7"><text:s text:c="2"/>`estat` tinyint(1) DEFAULT NULL,</text:p>
            <text:p text:style-name="P7"><text:s text:c="2"/>`data` date DEFAULT NULL</text:p>
            <text:p text:style-name="P7">) ENGINE=InnoDB DEFAULT CHARSET=utf8mb4;</text:p>
            <text:p text:style-name="P7"/>
            <text:p text:style-name="P7">-- --------------------------------------------------------</text:p>
            <text:p text:style-name="P7"/>
            <text:p text:style-name="P7">--</text:p>
            <text:p text:style-name="P7">-- Estructura de tabla para la tabla `serveis`</text:p>
            <text:p text:style-name="P7">--</text:p>
            <text:p text:style-name="P7"/>
            <text:p text:style-name="P7">CREATE TABLE `serveis` (</text:p>
            <text:p text:style-name="P7"><text:s text:c="2"/>`servei_cat` varchar(50) DEFAULT NULL,</text:p>
            <text:p text:style-name="P7"><text:s text:c="2"/>`servei_esp` varchar(50) DEFAULT NULL,</text:p>
            <text:p text:style-name="P7"><text:s text:c="2"/>`servei_eng` varchar(50) DEFAULT NULL,</text:p>
            <text:p text:style-name="P7"><text:s text:c="2"/>`id` int(11) NOT NULL</text:p>
            <text:p text:style-name="P7">) ENGINE=InnoDB DEFAULT CHARSET=utf8mb4;</text:p>
            <text:p text:style-name="P7"/>
            <text:p text:style-name="P7">-- --------------------------------------------------------</text:p>
            <text:p text:style-name="P7"/>
            <text:p text:style-name="P7">--</text:p>
            <text:p text:style-name="P7">-- Estructura de tabla para la tabla `tipus_allotjament`</text:p>
            <text:p text:style-name="P7">--</text:p>
            <text:p text:style-name="P7"/>
            <text:p text:style-name="P7">CREATE TABLE `tipus_allotjament` (</text:p>
            <text:p text:style-name="P7"><text:s text:c="2"/>`allotjament_cat` varchar(50) DEFAULT NULL,</text:p>
            <text:p text:style-name="P7"><text:s text:c="2"/>`allotajament_esp` varchar(50) DEFAULT NULL,</text:p>
            <text:p text:style-name="P7"><text:s text:c="2"/>`allotjament_esp` varchar(50) DEFAULT NULL,</text:p>
            <text:p text:style-name="P7"><text:s text:c="2"/>`id` int(11) NOT NULL</text:p>
            <text:p text:style-name="P7">) ENGINE=InnoDB DEFAULT CHARSET=utf8mb4;</text:p>
            <text:p text:style-name="P7"/>
            <text:p text:style-name="P7">-- --------------------------------------------------------</text:p>
            <text:p text:style-name="P7"/>
            <text:p text:style-name="P7">--</text:p>
            <text:p text:style-name="P7">-- Estructura de tabla para la tabla `traduccions`</text:p>
            <text:p text:style-name="P7">--</text:p>
            <text:p text:style-name="P7"/>
            <text:p text:style-name="P7">CREATE TABLE `traduccions` (</text:p>
            <text:p text:style-name="P7"><text:s text:c="2"/>`cat` varchar(50) NOT NULL,</text:p>
            <text:p text:style-name="P7"><text:s text:c="2"/>`esp` varchar(50) DEFAULT NULL,</text:p>
            <text:p text:style-name="P7"><text:s text:c="2"/>`eng` varchar(50) DEFAULT NULL</text:p>
            <text:p text:style-name="P7">) ENGINE=InnoDB DEFAULT CHARSET=utf8mb4;</text:p>
            <text:p text:style-name="P7"/>
            <text:p text:style-name="P7">-- --------------------------------------------------------</text:p>
            <text:p text:style-name="P7"/>
            <text:p text:style-name="P7">--</text:p>
            <text:p text:style-name="P7">-- Estructura de tabla para la tabla `usuaris`</text:p>
            <text:p text:style-name="P7">--</text:p>
            <text:p text:style-name="P7"/>
            <text:p text:style-name="P7">CREATE TABLE `usuaris` (</text:p>
            <text:p text:style-name="P7"><text:s text:c="2"/>`nom` varchar(50) DEFAULT NULL,</text:p>
            <text:p text:style-name="P7"><text:s text:c="2"/>`llinatges` varchar(50) DEFAULT NULL,</text:p>
            <text:p text:style-name="P7"><text:s text:c="2"/>`dni` varchar(50) NOT NULL,</text:p>
            <text:p text:style-name="P7"><text:s text:c="2"/>`telefon` int(11) DEFAULT NULL,</text:p>
            <text:p text:style-name="P7"><text:s text:c="2"/>`email` varchar(50) DEFAULT NULL,</text:p>
            <text:p text:style-name="P7"><text:s text:c="2"/>`password` varchar(50) DEFAULT NULL,</text:p>
            <text:p text:style-name="P7"><text:s text:c="2"/>`admin` tinyint(1) DEFAULT NULL</text:p>
            <text:p text:style-name="P7">) ENGINE=InnoDB DEFAULT CHARSET=utf8mb4;</text:p>
            <text:p text:style-name="P7"/>
            <text:p text:style-name="P7">-- --------------------------------------------------------</text:p>
            <text:p text:style-name="P7"/>
            <text:p text:style-name="P7">--</text:p>
            <text:p text:style-name="P7">-- Estructura de tabla para la tabla `vacances`</text:p>
            <text:p text:style-name="P7">--</text:p>
            <text:p text:style-name="P7"/>
            <text:p text:style-name="P7">CREATE TABLE `vacances` (</text:p>
            <text:p text:style-name="P7"><text:s text:c="2"/>`desc_cat` varchar(50) DEFAULT NULL,</text:p>
            <text:p text:style-name="P7"><text:s text:c="2"/>`desc_esp` varchar(50) DEFAULT NULL,</text:p>
            <text:p text:style-name="P7"><text:s text:c="2"/>`descp_eng` varchar(50) DEFAULT NULL,</text:p>
            <text:p text:style-name="P7"><text:soft-page-break/><text:s text:c="2"/>`id` int(11) NOT NULL</text:p>
            <text:p text:style-name="P7">) ENGINE=InnoDB DEFAULT CHARSET=utf8mb4;</text:p>
            <text:p text:style-name="P7"/>
            <text:p text:style-name="P7">--</text:p>
            <text:p text:style-name="P7">-- Índices para tablas volcadas</text:p>
            <text:p text:style-name="P7">--</text:p>
            <text:p text:style-name="P7"/>
            <text:p text:style-name="P7">--</text:p>
            <text:p text:style-name="P7">-- Indices de la tabla `allotjament`</text:p>
            <text:p text:style-name="P7">--</text:p>
            <text:p text:style-name="P7">ALTER TABLE `allotjament`</text:p>
            <text:p text:style-name="P7"><text:s text:c="2"/>ADD PRIMARY KEY (`numero_registre`),</text:p>
            <text:p text:style-name="P7"><text:s text:c="2"/>ADD KEY `categoria` (`categoria`),</text:p>
            <text:p text:style-name="P7"><text:s text:c="2"/>ADD KEY `municipi` (`municipi`),</text:p>
            <text:p text:style-name="P7"><text:s text:c="2"/>ADD KEY `tipus_allotjament` (`tipus_allotjament`),</text:p>
            <text:p text:style-name="P7"><text:s text:c="2"/>ADD KEY `tipus_vacances` (`tipus_vacances`),</text:p>
            <text:p text:style-name="P7"><text:s text:c="2"/>ADD KEY `serveis` (`serveis`),</text:p>
            <text:p text:style-name="P7"><text:s text:c="2"/>ADD KEY `propietari` (`propietari`);</text:p>
            <text:p text:style-name="P7"/>
            <text:p text:style-name="P7">--</text:p>
            <text:p text:style-name="P7">-- Indices de la tabla `comentaris`</text:p>
            <text:p text:style-name="P7">--</text:p>
            <text:p text:style-name="P7">ALTER TABLE `comentaris`</text:p>
            <text:p text:style-name="P7"><text:s text:c="2"/>ADD PRIMARY KEY (`usuari`,`allotjament`),</text:p>
            <text:p text:style-name="P7"><text:s text:c="2"/>ADD KEY `allotjament` (`allotjament`);</text:p>
            <text:p text:style-name="P7"/>
            <text:p text:style-name="P7">--</text:p>
            <text:p text:style-name="P7">-- Indices de la tabla `fotografia`</text:p>
            <text:p text:style-name="P7">--</text:p>
            <text:p text:style-name="P7">ALTER TABLE `fotografia`</text:p>
            <text:p text:style-name="P7"><text:s text:c="2"/>ADD PRIMARY KEY (`num_registre`);</text:p>
            <text:p text:style-name="P7"/>
            <text:p text:style-name="P7">--</text:p>
            <text:p text:style-name="P7">-- Indices de la tabla `municipi`</text:p>
            <text:p text:style-name="P7">--</text:p>
            <text:p text:style-name="P7">ALTER TABLE `municipi`</text:p>
            <text:p text:style-name="P7"><text:s text:c="2"/>ADD PRIMARY KEY (`poble`);</text:p>
            <text:p text:style-name="P7"/>
            <text:p text:style-name="P7">--</text:p>
            <text:p text:style-name="P7">-- Indices de la tabla `preus`</text:p>
            <text:p text:style-name="P7">--</text:p>
            <text:p text:style-name="P7">ALTER TABLE `preus`</text:p>
            <text:p text:style-name="P7"><text:s text:c="2"/>ADD PRIMARY KEY (`categoria`);</text:p>
            <text:p text:style-name="P7"/>
            <text:p text:style-name="P7">--</text:p>
            <text:p text:style-name="P7">-- Indices de la tabla `reserves`</text:p>
            <text:p text:style-name="P7">--</text:p>
            <text:p text:style-name="P7">ALTER TABLE `reserves`</text:p>
            <text:p text:style-name="P7"><text:s text:c="2"/>ADD PRIMARY KEY (`allotjament`,`client`),</text:p>
            <text:p text:style-name="P7"><text:s text:c="2"/>ADD KEY `client` (`client`);</text:p>
            <text:p text:style-name="P7"/>
            <text:p text:style-name="P7">--</text:p>
            <text:p text:style-name="P7">-- Indices de la tabla `serveis`</text:p>
            <text:p text:style-name="P7">--</text:p>
            <text:p text:style-name="P7">ALTER TABLE `serveis`</text:p>
            <text:p text:style-name="P7"><text:s text:c="2"/>ADD PRIMARY KEY (`id`);</text:p>
            <text:p text:style-name="P7"/>
            <text:p text:style-name="P7">--</text:p>
            <text:p text:style-name="P7">-- Indices de la tabla `tipus_allotjament`</text:p>
            <text:p text:style-name="P7">--</text:p>
            <text:p text:style-name="P7">ALTER TABLE `tipus_allotjament`</text:p>
            <text:p text:style-name="P7"><text:s text:c="2"/>ADD PRIMARY KEY (`id`);</text:p>
            <text:p text:style-name="P7"/>
            <text:p text:style-name="P7">--</text:p>
            <text:p text:style-name="P7">-- Indices de la tabla `traduccions`</text:p>
            <text:p text:style-name="P7">--</text:p>
            <text:p text:style-name="P7">ALTER TABLE `traduccions`</text:p>
            <text:p text:style-name="P7"><text:s text:c="2"/>ADD PRIMARY KEY (`cat`);</text:p>
            <text:p text:style-name="P7"/>
            <text:p text:style-name="P7">--</text:p>
            <text:p text:style-name="P7">-- Indices de la tabla `usuaris`</text:p>
            <text:p text:style-name="P7">--</text:p>
            <text:p text:style-name="P7">ALTER TABLE `usuaris`</text:p>
            <text:p text:style-name="P7"><text:s text:c="2"/>ADD PRIMARY KEY (`dni`);</text:p>
            <text:p text:style-name="P7"/>
            <text:p text:style-name="P7">--</text:p>
            <text:p text:style-name="P7">-- Indices de la tabla `vacances`</text:p>
            <text:p text:style-name="P7">--</text:p>
            <text:p text:style-name="P7">ALTER TABLE `vacances`</text:p>
            <text:p text:style-name="P7"><text:s text:c="2"/>ADD PRIMARY KEY (`id`);</text:p>
            <text:p text:style-name="P7"/>
            <text:p text:style-name="P7">--</text:p>
            <text:p text:style-name="P7">-- Restricciones para tablas volcadas</text:p>
            <text:p text:style-name="P7">--</text:p>
            <text:p text:style-name="P7"/>
            <text:p text:style-name="P7">--</text:p>
            <text:p text:style-name="P7">-- Filtros para la tabla `allotjament`</text:p>
            <text:p text:style-name="P7">--</text:p>
            <text:p text:style-name="P7">ALTER TABLE `allotjament`</text:p>
            <text:p text:style-name="P7"><text:s text:c="2"/>ADD CONSTRAINT `allotjament_ibfk_1` FOREIGN KEY (`categoria`) REFERENCES `preus` (`categoria`),</text:p>
            <text:p text:style-name="P7"><text:s text:c="2"/>ADD CONSTRAINT `allotjament_ibfk_10` FOREIGN KEY (`categoria`) REFERENCES `preus` (`categoria`),</text:p>
            <text:p text:style-name="P7"><text:s text:c="2"/>ADD CONSTRAINT `allotjament_ibfk_11` FOREIGN KEY (`municipi`) REFERENCES `municipi` (`poble`),</text:p>
            <text:p text:style-name="P7"><text:s text:c="2"/>ADD CONSTRAINT `allotjament_ibfk_12` FOREIGN KEY (`tipus_allotjament`) REFERENCES `tipus_allotjament` (`id`),</text:p>
            <text:p text:style-name="P7"><text:soft-page-break/><text:s text:c="2"/>ADD CONSTRAINT `allotjament_ibfk_13` FOREIGN KEY (`categoria`) REFERENCES `preus` (`categoria`),</text:p>
            <text:p text:style-name="P7"><text:s text:c="2"/>ADD CONSTRAINT `allotjament_ibfk_14` FOREIGN KEY (`municipi`) REFERENCES `municipi` (`poble`),</text:p>
            <text:p text:style-name="P7"><text:s text:c="2"/>ADD CONSTRAINT `allotjament_ibfk_15` FOREIGN KEY (`tipus_allotjament`) REFERENCES `tipus_allotjament` (`id`),</text:p>
            <text:p text:style-name="P7"><text:s text:c="2"/>ADD CONSTRAINT `allotjament_ibfk_16` FOREIGN KEY (`tipus_vacances`) REFERENCES `vacances` (`id`),</text:p>
            <text:p text:style-name="P7"><text:s text:c="2"/>ADD CONSTRAINT `allotjament_ibfk_17` FOREIGN KEY (`categoria`) REFERENCES `preus` (`categoria`),</text:p>
            <text:p text:style-name="P7"><text:s text:c="2"/>ADD CONSTRAINT `allotjament_ibfk_18` FOREIGN KEY (`municipi`) REFERENCES `municipi` (`poble`),</text:p>
            <text:p text:style-name="P7"><text:s text:c="2"/>ADD CONSTRAINT `allotjament_ibfk_19` FOREIGN KEY (`tipus_allotjament`) REFERENCES `tipus_allotjament` (`id`),</text:p>
            <text:p text:style-name="P7"><text:s text:c="2"/>ADD CONSTRAINT `allotjament_ibfk_2` FOREIGN KEY (`municipi`) REFERENCES `municipi` (`poble`),</text:p>
            <text:p text:style-name="P7"><text:s text:c="2"/>ADD CONSTRAINT `allotjament_ibfk_20` FOREIGN KEY (`tipus_vacances`) REFERENCES `vacances` (`id`),</text:p>
            <text:p text:style-name="P7"><text:s text:c="2"/>ADD CONSTRAINT `allotjament_ibfk_21` FOREIGN KEY (`serveis`) REFERENCES `serveis` (`id`),</text:p>
            <text:p text:style-name="P7"><text:s text:c="2"/>ADD CONSTRAINT `allotjament_ibfk_22` FOREIGN KEY (`propietari`) REFERENCES `usuaris` (`dni`),</text:p>
            <text:p text:style-name="P7"><text:s text:c="2"/>ADD CONSTRAINT `allotjament_ibfk_3` FOREIGN KEY (`tipus_allotjament`) REFERENCES `tipus_allotjament` (`id`),</text:p>
            <text:p text:style-name="P7"><text:s text:c="2"/>ADD CONSTRAINT `allotjament_ibfk_4` FOREIGN KEY (`categoria`) REFERENCES `preus` (`categoria`),</text:p>
            <text:p text:style-name="P7"><text:s text:c="2"/>ADD CONSTRAINT `allotjament_ibfk_5` FOREIGN KEY (`municipi`) REFERENCES `municipi` (`poble`),</text:p>
            <text:p text:style-name="P7"><text:s text:c="2"/>ADD CONSTRAINT `allotjament_ibfk_6` FOREIGN KEY (`tipus_allotjament`) REFERENCES `tipus_allotjament` (`id`),</text:p>
            <text:p text:style-name="P7"><text:s text:c="2"/>ADD CONSTRAINT `allotjament_ibfk_7` FOREIGN KEY (`categoria`) REFERENCES `preus` (`categoria`),</text:p>
            <text:p text:style-name="P7"><text:s text:c="2"/>ADD CONSTRAINT `allotjament_ibfk_8` FOREIGN KEY (`municipi`) REFERENCES `municipi` (`poble`),</text:p>
            <text:p text:style-name="P7"><text:s text:c="2"/>ADD CONSTRAINT `allotjament_ibfk_9` FOREIGN KEY (`tipus_allotjament`) REFERENCES `tipus_allotjament` (`id`);</text:p>
            <text:p text:style-name="P7"/>
            <text:p text:style-name="P7">--</text:p>
            <text:p text:style-name="P7">-- Filtros para la tabla `comentaris`</text:p>
            <text:p text:style-name="P7">--</text:p>
            <text:p text:style-name="P7">ALTER TABLE `comentaris`</text:p>
            <text:p text:style-name="P7"><text:s text:c="2"/>ADD CONSTRAINT `comentaris_ibfk_1` FOREIGN KEY (`usuari`) REFERENCES `usuaris` (`dni`),</text:p>
            <text:p text:style-name="P7"><text:s text:c="2"/>ADD CONSTRAINT `comentaris_ibfk_10` FOREIGN KEY (`allotjament`) REFERENCES `allotjament` (`numero_registre`),</text:p>
            <text:p text:style-name="P7"><text:s text:c="2"/>ADD CONSTRAINT `comentaris_ibfk_11` FOREIGN KEY (`usuari`) REFERENCES `usuaris` (`dni`),</text:p>
            <text:p text:style-name="P7"><text:s text:c="2"/>ADD CONSTRAINT `comentaris_ibfk_12` FOREIGN KEY (`allotjament`) REFERENCES `allotjament` (`numero_registre`),</text:p>
            <text:p text:style-name="P7"><text:s text:c="2"/>ADD CONSTRAINT `comentaris_ibfk_13` FOREIGN KEY (`usuari`) REFERENCES `usuaris` (`dni`),</text:p>
            <text:p text:style-name="P7"><text:s text:c="2"/>ADD CONSTRAINT `comentaris_ibfk_14` FOREIGN KEY (`allotjament`) REFERENCES `allotjament` (`numero_registre`),</text:p>
            <text:p text:style-name="P7"><text:s text:c="2"/>ADD CONSTRAINT `comentaris_ibfk_2` FOREIGN KEY (`allotjament`) REFERENCES `allotjament` (`numero_registre`),</text:p>
            <text:p text:style-name="P7"><text:s text:c="2"/>ADD CONSTRAINT `comentaris_ibfk_3` FOREIGN KEY (`usuari`) REFERENCES `usuaris` (`dni`),</text:p>
            <text:p text:style-name="P7"><text:s text:c="2"/>ADD CONSTRAINT `comentaris_ibfk_4` FOREIGN KEY (`allotjament`) REFERENCES `allotjament` (`numero_registre`),</text:p>
            <text:p text:style-name="P7"><text:s text:c="2"/>ADD CONSTRAINT `comentaris_ibfk_5` FOREIGN KEY (`usuari`) REFERENCES `usuaris` (`dni`),</text:p>
            <text:p text:style-name="P7"><text:s text:c="2"/>ADD CONSTRAINT `comentaris_ibfk_6` FOREIGN KEY (`allotjament`) REFERENCES `allotjament` (`numero_registre`),</text:p>
            <text:p text:style-name="P7"><text:s text:c="2"/>ADD CONSTRAINT `comentaris_ibfk_7` FOREIGN KEY (`usuari`) REFERENCES `usuaris` (`dni`),</text:p>
            <text:p text:style-name="P7"><text:s text:c="2"/>ADD CONSTRAINT `comentaris_ibfk_8` FOREIGN KEY (`allotjament`) REFERENCES `allotjament` (`numero_registre`),</text:p>
            <text:p text:style-name="P7"><text:s text:c="2"/>ADD CONSTRAINT `comentaris_ibfk_9` FOREIGN KEY (`usuari`) REFERENCES `usuaris` (`dni`);</text:p>
            <text:p text:style-name="P7"/>
            <text:p text:style-name="P7">--</text:p>
            <text:p text:style-name="P7">-- Filtros para la tabla `fotografia`</text:p>
            <text:p text:style-name="P7">--</text:p>
            <text:p text:style-name="P7">ALTER TABLE `fotografia`</text:p>
            <text:p text:style-name="P7"><text:s text:c="2"/>ADD CONSTRAINT `fotografia_ibfk_1` FOREIGN KEY (`num_registre`) REFERENCES `allotjament` (`numero_registre`),</text:p>
            <text:p text:style-name="P7"><text:s text:c="2"/>ADD CONSTRAINT `fotografia_ibfk_2` FOREIGN KEY (`num_registre`) REFERENCES `allotjament` (`numero_registre`),</text:p>
            <text:p text:style-name="P7"><text:s text:c="2"/>ADD CONSTRAINT `fotografia_ibfk_3` FOREIGN KEY (`num_registre`) REFERENCES `allotjament` (`numero_registre`),</text:p>
            <text:p text:style-name="P7"><text:s text:c="2"/>ADD CONSTRAINT `fotografia_ibfk_4` FOREIGN KEY (`num_registre`) REFERENCES `allotjament` (`numero_registre`);</text:p>
            <text:p text:style-name="P7"/>
            <text:p text:style-name="P7">--</text:p>
            <text:p text:style-name="P7">-- Filtros para la tabla `reserves`</text:p>
            <text:p text:style-name="P7">--</text:p>
            <text:p text:style-name="P7">ALTER TABLE `reserves`</text:p>
            <text:p text:style-name="P7"><text:s text:c="2"/>ADD CONSTRAINT `reserves_ibfk_1` FOREIGN KEY (`client`) REFERENCES `usuaris` (`dni`),</text:p>
            <text:p text:style-name="P7"><text:s text:c="2"/>ADD CONSTRAINT `reserves_ibfk_2` FOREIGN KEY (`client`) REFERENCES `usuaris` (`dni`),</text:p>
            <text:p text:style-name="P7"><text:s text:c="2"/>ADD CONSTRAINT `reserves_ibfk_3` FOREIGN KEY (`client`) REFERENCES `usuaris` (`dni`),</text:p>
            <text:p text:style-name="P7"><text:s text:c="2"/>ADD CONSTRAINT `reserves_ibfk_4` FOREIGN KEY (`client`) REFERENCES `usuaris` (`dni`),</text:p>
            <text:p text:style-name="P7"><text:s text:c="2"/>ADD CONSTRAINT `reserves_ibfk_5` FOREIGN KEY (`client`) REFERENCES `usuaris` (`dni`),</text:p>
            <text:p text:style-name="P7"><text:s text:c="2"/>ADD CONSTRAINT `reserves_ibfk_6` FOREIGN KEY (`client`) REFERENCES `usuaris` (`dni`);</text:p>
            <text:p text:style-name="P7"/>
            <text:p text:style-name="P7">/*!40101 SET CHARACTER_SET_CLIENT=@OLD_CHARACTER_SET_CLIENT */;</text:p>
            <text:p text:style-name="P7">/*!40101 SET CHARACTER_SET_RESULTS=@OLD_CHARACTER_SET_RESULTS */;</text:p>
            <text:p text:style-name="P7">/*!40101 SET COLLATION_CONNECTION=@OLD_COLLATION_CONNECTION */;</text:p>
          </table:table-cell>
          <table:covered-table-cell/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LegacySanITCBoo" fo:font-family="LegacySanITCBoo" style:font-family-generic="swiss" style:font-pitch="variable" fo:font-size="13pt" fo:language="ca" fo:country="ES" style:font-name-asian="Times New Roman" style:font-family-asian="'Times New Roman'" style:font-family-generic-asian="roman" style:font-pitch-asian="variable" style:font-size-asian="13pt" style:language-asian="zh" style:country-asian="CN" style:font-name-complex="LegacySanITCBoo" style:font-family-complex="LegacySanITCBoo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_28_user_29_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text-align="start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keep-with-next="always"/>
      <style:text-properties fo:color="#0000ff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keep-with-next="always"/>
      <style:text-properties fo:color="#0000ff" fo:font-weight="bold" style:font-weight-asian="bold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sin_20_formato" style:display-name="Texto sin formato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o_20_independiente_20_3" style:display-name="Texto independiente 3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" style:display-name="Texto independiente 2" style:family="paragraph" style:parent-style-name="Standard">
      <style:paragraph-properties fo:margin-top="0cm" fo:margin-bottom="0.212cm" loext:contextual-spacing="false" fo:line-height="20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1" style:display-name="Texto independiente 21" style:family="paragraph" style:parent-style-name="Standard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30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_5f_style" style:display-name="paragraph_style" style:family="paragraph" style:parent-style-name="Standard">
      <style:paragraph-properties style:line-height-at-least="0.39cm" fo:text-align="start" style:justify-single-word="false"/>
      <style:text-properties fo:color="#797979" style:font-name="Helvetica" fo:font-family="Helvetica, Arial" style:font-family-generic="swiss" style:font-pitch="variable" fo:font-size="9pt" fo:language="es" fo:country="ES" style:font-size-asian="9pt" style:font-name-complex="Helvetica" style:font-family-complex="Helvetica, Arial" style:font-family-generic-complex="swiss" style:font-pitch-complex="variable" style:font-size-complex="9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LegacySanITCBoo" fo:font-family="LegacySanITCBoo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/>
    </style:style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/>
    <style:style style:name="WW8Num14z1" style:family="text">
      <style:text-properties style:font-size-complex="13pt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/>
    <style:style style:name="WW8Num19z0" style:family="text">
      <style:text-properties fo:font-style="normal" style:font-style-asian="normal"/>
    </style:style>
    <style:style style:name="WW8Num2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style:font-name="LegacySanITCBoo" fo:font-family="LegacySanITCBoo" style:font-family-generic="swiss" style:font-pitch="variable" fo:font-size="13pt" fo:language="ca" fo:country="ES" style:font-size-asian="13pt" style:font-name-complex="LegacySanITCBoo" style:font-family-complex="LegacySanITCBoo" style:font-family-generic-complex="swiss" style:font-pitch-complex="variabl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MP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MP3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017a6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T4" style:family="text">
      <style:text-properties fo:font-size="10pt" style:font-size-asian="10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76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7cm" fo:margin-bottom="1.909cm" style:dynamic-spacing="true"/>
      </style:header-style>
      <style:footer-style>
        <style:header-footer-properties fo:min-height="1.588cm" fo:margin-top="1.48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0cm" svg:y="0.014cm" svg:width="4.865cm" svg:height="2.374cm" draw:z-index="3"><draw:image xlink:href="Pictures/100000000000041400000201774D0BBF142F3B3B.jpg" xlink:type="simple" xlink:show="embed" xlink:actuate="onLoad" loext:mime-type="image/jpeg"/></draw:frame></text:p>
        <text:p text:style-name="MP1">C: PROGRAMACIÓ DEL CLIENT</text:p>
        <text:p text:style-name="MP2"/>
        <text:p text:style-name="MP3"><text:span text:style-name="MT1">Alumne</text:span>:<text:span text:style-name="MT2">Miguel Jesús Colom Palacios</text:span></text:p>
        <text:p text:style-name="MP3"><text:span text:style-name="MT1">Centre</text:span>: <text:span text:style-name="MT2">IES Pau casesnoves</text:span></text:p>
      </style:header>
      <style:footer>
        <text:p text:style-name="MP4"><text:span text:style-name="MT3">Campionat Balearskills Disseny Web 2018/19</text:span></text:p>
        <text:p text:style-name="MP5">DOC_C02 – Fitxer SQL de la BBDD.</text:p>
        <text:p text:style-name="MP6"><text:span text:style-name="Page_20_Number"><text:span text:style-name="MT4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103748</meta:initial-creator>
    <meta:creation-date>2012-09-13T12:43:00</meta:creation-date>
    <dc:date>2018-11-26T16:31:44.601034378</dc:date>
    <meta:print-date>2011-12-12T12:04:00</meta:print-date>
    <meta:editing-cycles>18</meta:editing-cycles>
    <meta:editing-duration>PT1H50M49S</meta:editing-duration>
    <meta:document-statistic meta:table-count="1" meta:image-count="1" meta:object-count="0" meta:page-count="4" meta:paragraph-count="283" meta:word-count="1218" meta:character-count="11113" meta:non-whitespace-character-count="9929"/>
    <meta:generator>LibreOffice/6.0.6.2$Linux_X86_64 LibreOffice_project/00m0$Build-2</meta:generator>
  </office:meta>
</office:document-meta>
</file>